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7043" officeooo:paragraph-rsid="001a70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b crawler / bot that automatically searches specified websites for certain keywords and returns potential study resources. </text:p>
      <text:p text:style-name="P1"/>
      <text:p text:style-name="P1">May use ai or some type of learning, as well as user input to improve accuracy in searches</text:p>
      <text:p text:style-name="P1"/>
      <text:p text:style-name="P1">may screen videos for audio or video quality, the language the material is in, </text:p>
      <text:p text:style-name="P1"/>
      <text:p text:style-name="P1">interprets user search parameters, such as filters, etc, </text:p>
      <text:p text:style-name="P1"/>
      <text:p text:style-name="P1">compiled lists of resources can be checked 10 tabs at a time</text:p>
      <text:p text:style-name="P1"/>
      <text:p text:style-name="P1">a resource can be trashed, re-categorized, marked as redundant (in case of repost, etc)</text:p>
      <text:p text:style-name="P1"/>
      <text:p text:style-name="P1"/>
      <text:p text:style-name="P1"/>
      <text:p text:style-name="P1">alternative usage: searches websites automatically for job postings given keywords</text:p>
      <text:p text:style-name="P1"/>
      <text:p text:style-name="P1"/>
      <text:p text:style-name="P1">implementation: may want to use a visual bot? But if it’s possible to use a crawler then that may be helpful as wel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1T08:13:36.022000000</meta:creation-date>
    <meta:generator>LibreOffice/7.0.6.2$Windows_X86_64 LibreOffice_project/144abb84a525d8e30c9dbbefa69cbbf2d8d4ae3b</meta:generator>
    <dc:date>2021-09-11T08:22:43.090000000</dc:date>
    <meta:editing-duration>PT9M8S</meta:editing-duration>
    <meta:editing-cycles>1</meta:editing-cycles>
    <meta:document-statistic meta:table-count="0" meta:image-count="0" meta:object-count="0" meta:page-count="1" meta:paragraph-count="8" meta:word-count="116" meta:character-count="696" meta:non-whitespace-character-count="585"/>
  </office:meta>
</office:document-meta>
</file>